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nsolas" svg:font-family="Consolas" style:font-family-generic="modern"/>
    <style:font-face style:name="Courier New" svg:font-family="'Courier New'" style:font-family-generic="modern"/>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paragraph-properties fo:text-align="center" style:justify-single-word="false"/>
      <style:text-properties style:font-name="Times New Roman" fo:font-size="26pt" fo:language="en" fo:country="US" style:font-size-asian="26pt" style:font-size-complex="26pt"/>
    </style:style>
    <style:style style:name="P2" style:family="paragraph" style:parent-style-name="Heading_20_1" style:master-page-name="Standard">
      <style:paragraph-properties style:page-number="auto"/>
      <style:text-properties style:font-name="Times New Roman"/>
    </style:style>
    <style:style style:name="P3" style:family="paragraph" style:parent-style-name="Plain_20_Text">
      <style:text-properties style:font-name="Times New Roman" fo:language="en" fo:country="US" style:font-name-complex="Courier New"/>
    </style:style>
    <style:style style:name="P4" style:family="paragraph" style:parent-style-name="Plain_20_Text">
      <style:text-properties style:font-name="Times New Roman" fo:language="en" fo:country="US" fo:font-weight="bold" style:font-weight-asian="bold" style:font-name-complex="Courier New"/>
    </style:style>
    <style:style style:name="P5" style:family="paragraph" style:parent-style-name="Plain_20_Text">
      <style:text-properties style:font-name="Times New Roman" style:font-name-complex="Courier New"/>
    </style:style>
    <style:style style:name="P6" style:family="paragraph" style:parent-style-name="Plain_20_Text">
      <style:text-properties style:font-name="Times New Roman" fo:language="none" fo:country="none" style:language-asian="none" style:country-asian="none" style:font-name-complex="Courier New"/>
    </style:style>
    <style:style style:name="P7" style:family="paragraph" style:parent-style-name="Plain_20_Text">
      <style:text-properties style:font-name="Times New Roman" fo:font-size="12pt" fo:language="en" fo:country="US" fo:font-weight="bold" style:font-size-asian="12pt" style:font-weight-asian="bold" style:font-name-complex="Courier New" style:font-size-complex="12pt"/>
    </style:style>
    <style:style style:name="P8" style:family="paragraph">
      <style:paragraph-properties fo:margin-left="0in" fo:margin-right="0in" fo:margin-top="0in" fo:margin-bottom="0in" fo:line-height="100%" fo:text-indent="0in"/>
    </style:style>
    <style:style style:name="P9"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 style:family="paragraph">
      <style:paragraph-properties fo:margin-left="0in" fo:margin-right="0in" fo:margin-top="0in" fo:margin-bottom="0in" fo:line-height="100%" fo:text-align="start" fo:text-indent="0in"/>
    </style:style>
    <style:style style:name="P12"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ge" style:horizontal-pos="from-left" style:horizontal-rel="paragraph"/>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1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17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173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16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16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16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3" draw:z-index="0" draw:style-name="gr1">
        <draw:frame draw:style-name="gr2" draw:text-style-name="P9" svg:width="1.6004in" svg:height="1.0988in" svg:x="1.3354in" svg:y="2.9937in">
          <draw:text-box>
            <text:p text:style-name="P8"><text:span text:style-name="T2">Source File</text:span></text:p>
          </draw:text-box>
        </draw:frame>
        <draw:custom-shape draw:style-name="gr3" draw:text-style-name="P10" svg:width="1.4898in" svg:height="0.6504in" svg:x="1.3138in" svg:y="2.8638in">
          <text:p/>
          <draw:enhanced-geometry svg:viewBox="0 0 21600 21600" draw:type="rectangle" draw:enhanced-path="M 0 0 L 21600 0 21600 21600 0 21600 0 0 Z N"/>
        </draw:custom-shape>
        <draw:line draw:style-name="gr4" draw:text-style-name="P10" svg:x1="2.8354in" svg:y1="3.1417in" svg:x2="4.4854in" svg:y2="3.1417in">
          <text:p/>
        </draw:line>
        <draw:frame draw:style-name="gr5" draw:text-style-name="P9" svg:width="1.2004in" svg:height="0.4488in" svg:x="3.211in" svg:y="2.7602in">
          <draw:text-box>
            <text:p text:style-name="P8"><text:span text:style-name="T2">Lexer</text:span></text:p>
          </draw:text-box>
        </draw:frame>
        <draw:frame draw:style-name="gr6" draw:text-style-name="P9" svg:width="1.4469in" svg:height="0.4161in" svg:x="4.689in" svg:y="2.9764in">
          <draw:text-box>
            <text:p text:style-name="P8"><text:span text:style-name="T2">Token List</text:span></text:p>
          </draw:text-box>
        </draw:frame>
        <draw:custom-shape draw:style-name="gr7" draw:text-style-name="P10" svg:width="1.4898in" svg:height="0.6504in" svg:x="4.6283in" svg:y="2.8465in">
          <text:p/>
          <draw:enhanced-geometry svg:viewBox="0 0 21600 21600" draw:type="rectangle" draw:enhanced-path="M 0 0 L 21600 0 21600 21600 0 21600 0 0 Z N"/>
        </draw:custom-shape>
        <draw:frame draw:style-name="gr8" draw:text-style-name="P9" svg:width="1.2004in" svg:height="0.4488in" svg:x="5.474in" svg:y="3.7in">
          <draw:text-box>
            <text:p text:style-name="P8"><text:span text:style-name="T2">Parser</text:span></text:p>
          </draw:text-box>
        </draw:frame>
        <draw:line draw:style-name="gr9" draw:text-style-name="P10" svg:x1="5.3854in" svg:y1="3.5846in" svg:x2="5.3854in" svg:y2="4.3421in">
          <text:p/>
        </draw:line>
        <draw:frame draw:style-name="gr10" draw:text-style-name="P9" svg:width="1.8961in" svg:height="0.4161in" svg:x="4.4602in" svg:y="4.5055in">
          <draw:text-box>
            <text:p text:style-name="P8"><text:span text:style-name="T2">Function Trees</text:span></text:p>
          </draw:text-box>
        </draw:frame>
        <draw:custom-shape draw:style-name="gr11" draw:text-style-name="P10" svg:width="1.8004in" svg:height="0.6504in" svg:x="4.4421in" svg:y="4.3705in">
          <text:p/>
          <draw:enhanced-geometry svg:viewBox="0 0 21600 21600" draw:type="rectangle" draw:enhanced-path="M 0 0 L 21600 0 21600 21600 0 21600 0 0 Z N"/>
        </draw:custom-shape>
        <draw:line draw:style-name="gr12" draw:text-style-name="P10" svg:x1="5.2354in" svg:y1="5.0917in" svg:x2="3.7354in" svg:y2="5.8917in">
          <text:p/>
        </draw:line>
        <draw:frame draw:style-name="gr13" draw:text-style-name="P9" svg:width="1.6004in" svg:height="0.4004in" svg:x="3.0854in" svg:y="5.1921in">
          <draw:text-box>
            <text:p text:style-name="P8"><text:span text:style-name="T2">Interpreter</text:span></text:p>
          </draw:text-box>
        </draw:frame>
        <draw:custom-shape draw:style-name="gr14" draw:text-style-name="P10" svg:width="1.4894in" svg:height="0.6504in" svg:x="2.1354in" svg:y="5.9421in">
          <text:p/>
          <draw:enhanced-geometry svg:viewBox="0 0 21600 21600" draw:type="rectangle" draw:enhanced-path="M 0 0 L 21600 0 21600 21600 0 21600 0 0 Z N"/>
        </draw:custom-shape>
        <draw:frame draw:style-name="gr15" draw:text-style-name="P9" svg:width="1.6004in" svg:height="0.4004in" svg:x="2.461in" svg:y="6.0819in">
          <draw:text-box>
            <text:p text:style-name="P8"><text:span text:style-name="T2">Output</text:span></text:p>
          </draw:text-box>
        </draw:frame>
        <draw:line draw:style-name="gr16" draw:text-style-name="P10" svg:x1="4.4961in" svg:y1="5.4815in" svg:x2="5.5961in" svg:y2="7.5315in">
          <text:p/>
        </draw:line>
        <draw:custom-shape draw:style-name="gr17" draw:text-style-name="P10" svg:width="1.4894in" svg:height="0.6504in" svg:x="4.8492in" svg:y="7.574in">
          <text:p/>
          <draw:enhanced-geometry svg:viewBox="0 0 21600 21600" draw:type="rectangle" draw:enhanced-path="M 0 0 L 21600 0 21600 21600 0 21600 0 0 Z N"/>
        </draw:custom-shape>
        <draw:frame draw:style-name="gr18" draw:text-style-name="P9" svg:width="1.6004in" svg:height="0.6748in" svg:x="4.9854in" svg:y="7.5638in">
          <draw:text-box>
            <text:p text:style-name="P8"><text:span text:style-name="T2">Branching walk</text:span></text:p>
          </draw:text-box>
        </draw:frame>
        <draw:custom-shape draw:style-name="gr19" draw:text-style-name="P12" svg:width="4.4004in" svg:height="2.1504in" svg:x="1.3354in" svg:y="8.3421in">
          <text:p text:style-name="P11"><text:span text:style-name="T2">Executing a node is:</text:span></text:p>
          <text:p text:style-name="P11"><text:span text:style-name="T2">Determine arguments</text:span></text:p>
          <text:p text:style-name="P11"><text:span text:style-name="T2">If not constants (might)</text:span></text:p>
          <text:p text:style-name="P11"><text:span text:style-name="T2">branch execution</text:span></text:p>
          <text:p text:style-name="P11"><text:span text:style-name="T2">Recurse into child nodes</text:span></text:p>
          <text:p text:style-name="P11"><text:span text:style-name="T2">Join with eventual branched threads</text:span></text:p>
          <text:p text:style-name="P11"><text:span text:style-name="T2">Return to eventual parent node</text:span></text:p>
          <draw:enhanced-geometry svg:viewBox="0 0 21600 21600" draw:type="rectangle" draw:enhanced-path="M 0 0 L 21600 0 21600 21600 0 21600 0 0 Z N"/>
        </draw:custom-shape>
      </draw:g>
      <text:h text:style-name="P2" text:outline-level="1"/>
      <text:h text:style-name="P1" text:outline-level="1">Parallelization of functional programs</text:h>
      <text:p text:style-name="P3"/>
      <text:p text:style-name="P3">1. Operating systems and multicore programming (1DT089)</text:p>
      <text:p text:style-name="P3">Project proposal for group 1: </text:p>
      <text:p text:style-name="P3">Jonatan Waern (920303-5598), Daniel Engh (900331-2155), Adam Hernod Olevall (900114-2554), Mikael Holmberg (911218-0519)</text:p>
      <text:p text:style-name="P3">Version 1.5, 2013-04-22 </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7">Table of contents</text:p>
      <text:p text:style-name="P3"/>
      <text:p text:style-name="P3">1. Introduction</text:p>
      <text:p text:style-name="P3">2. System architecture</text:p>
      <text:p text:style-name="P3">3. Concurrency models</text:p>
      <text:p text:style-name="P3">4. Development tools</text:p>
      <text:p text:style-name="P3">5. Research &amp; Development</text:p>
      <text:p text:style-name="P5"><text:span text:style-name="T1">6. Process evaluation</text:span></text:p>
      <text:p text:style-name="P3"/>
      <text:p text:style-name="P3"/>
      <text:p text:style-name="P7">1. Introduction</text:p>
      <text:p text:style-name="P3">During recent years parallelization of programs has been increasingly relevant due to the rise of multi-core CPUs as a means to increase performance. Therefore algorithms and techniques to safely and efficiently optimize programs for multiple cores are desirable.</text:p>
      <text:p text:style-name="P3">Our goal is to program an interpreter that parallelizes the execution of a functional program. </text:p>
      <text:p text:style-name="P3"/>
      <text:p text:style-name="P3">The way we plan to do this is basically parallelizing all possible tasks and letting the operating system figure out the exact scheduling.</text:p>
      <text:p text:style-name="P3"/>
      <text:p text:style-name="P3">The main challenges of parallelizing this execution are recursion guarding<text:note text:id="ftn0" text:note-class="footnote"><text:note-citation>1</text:note-citation><text:note-body><text:p text:style-name="Footnote">Recursion guarding refers to the techniques related to avoiding branching into infinite loops within branches, where atleast one branch is recursive</text:p></text:note-body></text:note>, parsing the execution tree and keeping values correct in a parallel environment.</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7">2. System architecture</text:p>
      <text:p text:style-name="P3">The program is basically two parts, the parsing part and the execution part. The parser will receive some program and convert it to a hash map of execution trees. The input program is in a pseudo-language of our own design. After this conversion a “main” function will be run, the running consists of walking the tree, and branching this walk where possible will enable the parallelization of the execution.</text:p>
      <text:p text:style-name="P3"/>
      <text:p text:style-name="P3">Executing a user-defined function in the program is as easy as walking that functions tree, this will enable both recursion and cross-calling of functions.</text:p>
      <text:p text:style-name="P6"/>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7">3. Concurrency models</text:p>
      <text:p text:style-name="P3">We plan to use a single process for the entire program and let the initial parsing run sequentially, the parallelization occurs when the parsed program is being run and may create an indefinite amount of threads, this amount may be capped if desired.</text:p>
      <text:p text:style-name="P3"/>
      <text:p text:style-name="P3">The programing language we have chosen is C, this is because it is efficient for calculations, because we have a high degree of memory control which will lessen the overhead and we have efficient string-handling algorithms.</text:p>
      <text:p text:style-name="P4"/>
      <text:p text:style-name="P7">4. Development tools</text:p>
      <text:p text:style-name="P3">Our code editor of choice is Emacs, due to extensive plug-ins for code highlighting and due to personal familiarity. We plan to use git with GitHub for our source code management, because we do need some sort merging code handler, and GitHub has a number of nice features to use.</text:p>
      <text:p text:style-name="P3"/>
      <text:p text:style-name="P3">The build tool standard for C is Make, and we see no reason to change that.</text:p>
      <text:p text:style-name="P3"/>
      <text:p text:style-name="P3">For our testing needs, we have chosen the Check framework, as this has been in use for a long time and have a fairly large documentation. Also it runs more protected tests which will be useful seeing as messing around with memory in C may result in rather nasty errors.</text:p>
      <text:p text:style-name="P3"/>
      <text:p text:style-name="P3">Documentation will be written within the code and extracted into a more readable format using Doxygen, as is suggested.</text:p>
      <text:p text:style-name="P4"/>
      <text:p text:style-name="P7">6. Process evaluation</text:p>
      <text:p text:style-name="P3">We had relatively few suggestions, as we rather quickly decided on this one. The other suggestions were discarded due to their relatively small association with the course contents, while this one has a much bigger relevance. </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nsolas" svg:font-family="Consolas" style:font-family-generic="modern"/>
    <style:font-face style:name="Courier New" svg:font-family="'Courier New'" style:font-family-generic="modern"/>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sv" fo:country="SE"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3335in" fo:margin-bottom="0in"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Plain_20_Text" style:display-name="Plain Text" style:family="paragraph" style:parent-style-name="Standard">
      <style:paragraph-properties fo:margin-top="0in" fo:margin-bottom="0in" fo:line-height="100%"/>
      <style:text-properties style:font-name="Consolas" fo:font-size="10.5pt" style:font-size-asian="10.5pt" style:font-name-complex="Consolas" style:font-size-complex="10.5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Plain_20_Text_20_Char" style:display-name="Plain Text Char" style:family="text">
      <style:text-properties style:font-name="Consolas" fo:font-size="10.5pt" style:font-size-asian="10.5pt" style:font-name-complex="Consolas" style:font-size-complex="10.5pt"/>
    </style:style>
    <style:style style:name="Heading_20_1_20_Char" style:display-name="Heading 1 Char"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264in" fo:margin-right="0.9272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gh</meta:initial-creator>
    <meta:creation-date>2013-04-16T13:58:00</meta:creation-date>
    <dc:date>2013-05-03T09:59:20</dc:date>
    <meta:editing-cycles>7</meta:editing-cycles>
    <meta:editing-duration>PT53M20S</meta:editing-duration>
    <meta:generator>LibreOffice/3.5$Linux_X86_64 LibreOffice_project/350m1$Build-2</meta:generator>
    <meta:document-statistic meta:table-count="0" meta:image-count="0" meta:object-count="0" meta:page-count="4" meta:paragraph-count="31" meta:word-count="532" meta:character-count="3312" meta:non-whitespace-character-count="2810"/>
    <meta:user-defined meta:name="Info 1"/>
    <meta:user-defined meta:name="Info 2"/>
    <meta:user-defined meta:name="Info 3"/>
    <meta:user-defined meta:name="Info 4"/>
  </office:meta>
</office:document-meta>
</file>